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6.55cm"/>
    </style:style>
    <style:style style:name="gr2" style:family="graphic" style:parent-style-name="standard">
      <style:graphic-properties draw:stroke="none" svg:stroke-color="#000000" draw:fill="none" draw:fill-color="#ffffff" fo:min-height="12.6cm"/>
    </style:style>
    <style:style style:name="gr3" style:family="graphic" style:parent-style-name="standard">
      <style:graphic-properties draw:stroke="none" svg:stroke-color="#000000" draw:fill="none" draw:fill-color="#ffffff" fo:min-height="15.05cm"/>
    </style:style>
    <style:style style:name="gr4" style:family="graphic" style:parent-style-name="standard">
      <style:graphic-properties draw:stroke="none" svg:stroke-color="#000000" draw:fill="none" draw:fill-color="#ffffff" fo:min-height="6.9cm"/>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objectwithoutfill">
      <style:graphic-properties svg:stroke-color="#00ccff" draw:marker-end="Arrow" draw:marker-end-width="0.3cm" draw:fill="none" draw:textarea-vertical-align="middle"/>
    </style:style>
    <style:style style:name="gr7" style:family="graphic" style:parent-style-name="objectwithoutfill">
      <style:graphic-properties svg:stroke-color="#ff00cc" draw:marker-end="Arrow" draw:marker-end-width="0.3cm" draw:fill="none" draw:textarea-vertical-align="middle"/>
    </style:style>
    <style:style style:name="gr8" style:family="graphic" style:parent-style-name="standard">
      <style:graphic-properties draw:stroke="none" svg:stroke-color="#000000" draw:fill="none" draw:fill-color="#ffffff" fo:min-height="1.85cm"/>
    </style:style>
    <style:style style:name="gr9" style:family="graphic" style:parent-style-name="standard">
      <style:graphic-properties draw:stroke="none" svg:stroke-color="#000000" draw:fill="none" draw:fill-color="#ffffff" fo:min-height="2.334cm"/>
    </style:style>
    <style:style style:name="gr10" style:family="graphic" style:parent-style-name="standard">
      <style:graphic-properties draw:stroke="none" svg:stroke-color="#000000" draw:fill="none" draw:fill-color="#ffffff" fo:min-height="2.8cm"/>
    </style:style>
    <style:style style:name="gr11" style:family="graphic" style:parent-style-name="standard">
      <style:graphic-properties draw:stroke="none" svg:stroke-color="#000000" draw:fill="none" draw:fill-color="#ffffff" fo:min-height="3.056cm"/>
    </style:style>
    <style:style style:name="gr12" style:family="graphic" style:parent-style-name="standard">
      <style:graphic-properties draw:stroke="none" svg:stroke-color="#000000" draw:fill="none" draw:fill-color="#ffffff" fo:min-height="1.35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fo:min-height="2.9cm"/>
    </style:style>
    <style:style style:name="gr15" style:family="graphic" style:parent-style-name="standard">
      <style:graphic-properties draw:stroke="none" svg:stroke-color="#000000" draw:fill="none" draw:fill-color="#ffffff" fo:min-height="2.2cm"/>
    </style:style>
    <style:style style:name="gr16" style:family="graphic" style:parent-style-name="standard">
      <style:graphic-properties draw:stroke="none" svg:stroke-color="#000000" draw:fill="none" draw:fill-color="#ffffff" fo:min-height="1.4cm"/>
    </style:style>
    <style:style style:name="gr17" style:family="graphic" style:parent-style-name="standard">
      <style:graphic-properties draw:stroke="none" svg:stroke-color="#000000" draw:fill="none" draw:fill-color="#ffffff" fo:min-height="7.55cm"/>
    </style:style>
    <style:style style:name="gr18" style:family="graphic" style:parent-style-name="standard">
      <style:graphic-properties draw:stroke="none" svg:stroke-color="#000000" draw:fill="none" draw:fill-color="#ffffff" fo:min-height="2cm"/>
    </style:style>
    <style:style style:name="gr19" style:family="graphic" style:parent-style-name="standard">
      <style:graphic-properties draw:stroke="none" svg:stroke-color="#000000" draw:fill="none" draw:fill-color="#ffffff" fo:min-height="1.856cm"/>
    </style:style>
    <style:style style:name="gr20" style:family="graphic" style:parent-style-name="standard">
      <style:graphic-properties draw:stroke="none" svg:stroke-color="#000000" draw:fill="none" draw:fill-color="#ffffff" fo:min-height="13.1cm"/>
    </style:style>
    <style:style style:name="gr21" style:family="graphic" style:parent-style-name="standard">
      <style:graphic-properties draw:stroke="none" svg:stroke-color="#000000" draw:fill="none" draw:fill-color="#ffffff" fo:min-height="1.45cm"/>
    </style:style>
    <style:style style:name="P1" style:family="paragraph">
      <style:text-properties fo:font-size="15pt" style:font-size-asian="15pt" style:font-size-complex="15pt"/>
    </style:style>
    <style:style style:name="P2" style:family="paragraph">
      <style:paragraph-properties fo:text-align="center"/>
      <style:text-properties fo:font-size="15pt" style:font-size-asian="15pt" style:font-size-complex="15pt"/>
    </style:style>
    <style:style style:name="P3" style:family="paragraph">
      <style:text-properties fo:color="#ff00cc" fo:font-size="15pt" style:font-size-asian="15pt" style:font-size-complex="15pt"/>
    </style:style>
    <style:style style:name="P4" style:family="paragraph">
      <style:text-properties fo:color="#00ccff" fo:font-size="15pt" style:font-size-asian="15pt" style:font-size-complex="15pt"/>
    </style:style>
    <style:style style:name="P5" style:family="paragraph">
      <style:paragraph-properties fo:text-align="center"/>
    </style:style>
    <style:style style:name="T1" style:family="text">
      <style:text-properties fo:color="#ff00cc" fo:font-size="15pt" style:font-size-asian="15pt" style:font-size-complex="15pt"/>
    </style:style>
    <style:style style:name="T2" style:family="text">
      <style:text-properties fo:color="#00cc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frame draw:style-name="gr1" draw:text-style-name="P1" xml:id="id4" draw:id="id4" draw:layer="layout" svg:width="21.2cm" svg:height="12.067cm" svg:x="2.7cm" svg:y="2.433cm">
          <draw:text-box>
            <text:p>class Example</text:p>
            <text:p/>
            <text:p><text:s text:c="2"/>def self.add_logging</text:p>
            <text:p><text:s text:c="4"/>def log(msg)</text:p>
            <text:p><text:s text:c="6"/>STDERR.puts Time.now.strftime("%H:%M:%S: ") + "#{self} (#{msg})"</text:p>
            <text:p><text:s text:c="4"/>end</text:p>
            <text:p><text:s text:c="2"/>end</text:p>
            <text:p/>
            <text:p><text:s text:c="2"/>add_logging</text:p>
            <text:p>end</text:p>
            <text:p/>
            <text:p>ex = Example.new</text:p>
            <text:p>ex.log("hello")</text:p>
            <text:p/>
            <text:p>produces:</text:p>
            <text:p>12:31:38: #&lt;Example:0x007fc14310fa20&gt; (hello)</text:p>
          </draw:text-box>
        </draw:frame>
        <draw:frame draw:style-name="gr2" draw:text-style-name="P1" xml:id="id6" draw:id="id6" draw:layer="layout" svg:width="21.5cm" svg:height="12.85cm" svg:x="34cm" svg:y="15cm">
          <draw:text-box>
            <text:p>class Logger</text:p>
            <text:p><text:s text:c="2"/>def self.add_logging</text:p>
            <text:p><text:s text:c="4"/>def log(msg)</text:p>
            <text:p><text:s text:c="6"/>STDERR.puts Time.now.strftime("%H:%M:%S: ") + "#{self} (#{msg})"</text:p>
            <text:p><text:s text:c="4"/>end</text:p>
            <text:p><text:s text:c="2"/>end</text:p>
            <text:p>end</text:p>
            <text:p/>
            <text:p>class Example &lt; Logger</text:p>
            <text:p><text:s text:c="2"/>add_logging</text:p>
            <text:p>end</text:p>
            <text:p/>
            <text:p>ex = Example.new</text:p>
            <text:p>ex.log("hello")</text:p>
            <text:p/>
            <text:p>produces:</text:p>
            <text:p>12:31:38: #&lt;Example:0x007fcc5c0473d0&gt; (hello)</text:p>
          </draw:text-box>
        </draw:frame>
        <draw:frame draw:style-name="gr3" draw:text-style-name="P1" xml:id="id12" draw:id="id12" draw:layer="layout" svg:width="16.6cm" svg:height="15.893cm" svg:x="4.7cm" svg:y="30.6cm">
          <draw:text-box>
            <text:p>class Logger</text:p>
            <text:p><text:s text:c="2"/>def self.add_logging(id_string)</text:p>
            <text:p><text:s text:c="4"/>define_method(:log) do |msg|</text:p>
            <text:p><text:s text:c="6"/>now = Time.now.strftime("%H:%M:%S")</text:p>
            <text:p><text:s text:c="6"/>STDERR.puts "#{now}-#{id_string}: #{self} (#{msg})"</text:p>
            <text:p><text:s text:c="4"/>end</text:p>
            <text:p><text:s text:c="2"/>end</text:p>
            <text:p>end</text:p>
            <text:p/>
            <text:p>class Song &lt; Logger</text:p>
            <text:p><text:s text:c="2"/>add_logging "Tune"</text:p>
            <text:p>end</text:p>
            <text:p/>
            <text:p>class Album &lt; Logger</text:p>
            <text:p><text:s text:c="2"/>add_logging "CD"</text:p>
            <text:p>end</text:p>
            <text:p/>
            <text:p>song = Song.new</text:p>
            <text:p>song.log("rock on")</text:p>
            <text:p/>
            <text:p>produces:</text:p>
            <text:p>12:31:38-Tune: #&lt;Song:0x007f9afb90e1b8&gt; (rock on)</text:p>
          </draw:text-box>
        </draw:frame>
        <draw:frame draw:style-name="gr4" draw:text-style-name="P1" xml:id="id20" draw:id="id20" draw:layer="layout" svg:width="14.5cm" svg:height="18.026cm" svg:x="32.5cm" svg:y="45.6cm">
          <draw:text-box>
            <text:p>class AttrLogger</text:p>
            <text:p><text:s text:c="2"/>def self.attr_logger(name)</text:p>
            <text:p><text:s text:c="4"/>attr_reader name</text:p>
            <text:p><text:s text:c="4"/>define_method("#{name}=") do |val|</text:p>
            <text:p><text:s text:c="6"/>puts "Assigning #{val.inspect} to #{name}"</text:p>
            <text:p><text:s text:c="6"/>instance_variable_set("@#{name}", val)</text:p>
            <text:p><text:s text:c="4"/>end</text:p>
            <text:p><text:s text:c="2"/>end</text:p>
            <text:p>end</text:p>
            <text:p/>
            <text:p>class Example &lt; AttrLogger</text:p>
            <text:p><text:s text:c="2"/>attr_logger :value</text:p>
            <text:p>end</text:p>
            <text:p/>
            <text:p>ex = Example.new</text:p>
            <text:p>ex.value = 123</text:p>
            <text:p>puts "Value is #{ex.value}"</text:p>
            <text:p>ex.value = "cat"</text:p>
            <text:p>puts "Value is now #{ex.value}"</text:p>
            <text:p/>
            <text:p>produces:</text:p>
            <text:p>Assigning 123 to value</text:p>
            <text:p>Value is 123</text:p>
            <text:p>Assigning "cat" to value</text:p>
            <text:p>Value is now cat</text:p>
          </draw:text-box>
        </draw:frame>
        <draw:custom-shape draw:style-name="gr5" draw:text-style-name="P2" xml:id="id1" draw:id="id1" draw:layer="layout" svg:width="3.5cm" svg:height="0.7cm" svg:x="3.3cm" svg:y="8.533cm">
          <text:p/>
          <draw:enhanced-geometry svg:viewBox="0 0 21600 21600" draw:type="rectangle" draw:enhanced-path="M 0 0 L 21600 0 21600 21600 0 21600 0 0 Z N"/>
        </draw:custom-shape>
        <draw:custom-shape draw:style-name="gr5" draw:text-style-name="P2" xml:id="id2" draw:id="id2" draw:layer="layout" svg:width="4.7cm" svg:height="0.7cm" svg:x="4.3cm" svg:y="4.033cm">
          <text:p/>
          <draw:enhanced-geometry svg:viewBox="0 0 21600 21600" draw:type="rectangle" draw:enhanced-path="M 0 0 L 21600 0 21600 21600 0 21600 0 0 Z N"/>
        </draw:custom-shape>
        <draw:custom-shape draw:style-name="gr5" draw:text-style-name="P2" xml:id="id3" draw:id="id3" draw:layer="layout" svg:width="19.8cm" svg:height="2cm" svg:x="3.6cm" svg:y="4.833cm">
          <text:p/>
          <draw:enhanced-geometry svg:viewBox="0 0 21600 21600" draw:type="rectangle" draw:enhanced-path="M 0 0 L 21600 0 21600 21600 0 21600 0 0 Z N"/>
        </draw:custom-shape>
        <draw:connector draw:style-name="gr6" draw:text-style-name="P2" draw:layer="layout" draw:type="curve" svg:x1="3.3cm" svg:y1="8.883cm" svg:x2="4.3cm" svg:y2="4.383cm" draw:start-shape="id1" draw:start-glue-point="3" draw:end-shape="id2" draw:end-glue-point="3" svg:d="M3300 8883c-751 0-1251-4500 1000-4500" svg:viewBox="0 0 1635 4501">
          <text:p/>
        </draw:connector>
        <draw:connector draw:style-name="gr6" draw:text-style-name="P2" draw:layer="layout" draw:type="curve" svg:x1="13.5cm" svg:y1="6.833cm" svg:x2="6.8cm" svg:y2="8.883cm" draw:start-shape="id3" draw:start-glue-point="2" draw:end-shape="id1" draw:end-glue-point="1" svg:d="M13500 6833c0 1367-2233 2050-6700 2050" svg:viewBox="0 0 6701 2051">
          <text:p/>
        </draw:connector>
        <draw:connector draw:style-name="gr7" draw:text-style-name="P2" draw:layer="layout" draw:type="curve" svg:x1="23.9cm" svg:y1="8.466cm" svg:x2="28.2cm" svg:y2="10.366cm" draw:start-shape="id4" draw:start-glue-point="1" draw:end-shape="id5" draw:end-glue-point="3" svg:d="M23900 8466c3225 0 1075 1900 4300 1900" svg:viewBox="0 0 4301 1901">
          <text:p/>
        </draw:connector>
        <draw:frame draw:style-name="gr8" draw:text-style-name="P3" xml:id="id5" draw:id="id5" draw:layer="layout" svg:width="10.7cm" svg:height="2.1cm" svg:x="28.2cm" svg:y="9.316cm">
          <draw:text-box>
            <text:p><text:span text:style-name="T1">We can define the add_logging method in one class and then use it</text:span></text:p>
            <text:p><text:span text:style-name="T1">in a subclass</text:span></text:p>
          </draw:text-box>
        </draw:frame>
        <draw:connector draw:style-name="gr7" draw:text-style-name="P2" draw:layer="layout" draw:type="curve" svg:x1="33.55cm" svg:y1="11.416cm" svg:x2="44.75cm" svg:y2="15cm" draw:start-shape="id5" draw:start-glue-point="2" draw:end-shape="id6" draw:end-glue-point="0" svg:d="M33550 11416c0 2688 11200 896 11200 3584" svg:viewBox="0 0 11201 3585">
          <text:p/>
        </draw:connector>
        <draw:custom-shape draw:style-name="gr5" draw:text-style-name="P2" xml:id="id7" draw:id="id7" draw:layer="layout" svg:width="3.5cm" svg:height="0.7cm" svg:x="34.6cm" svg:y="21.5cm">
          <text:p/>
          <draw:enhanced-geometry svg:viewBox="0 0 21600 21600" draw:type="rectangle" draw:enhanced-path="M 0 0 L 21600 0 21600 21600 0 21600 0 0 Z N"/>
        </draw:custom-shape>
        <draw:custom-shape draw:style-name="gr5" draw:text-style-name="P2" xml:id="id10" draw:id="id10" draw:layer="layout" svg:width="4.7cm" svg:height="0.7cm" svg:x="35.6cm" svg:y="15.8cm">
          <text:p/>
          <draw:enhanced-geometry svg:viewBox="0 0 21600 21600" draw:type="rectangle" draw:enhanced-path="M 0 0 L 21600 0 21600 21600 0 21600 0 0 Z N"/>
        </draw:custom-shape>
        <draw:connector draw:style-name="gr6" draw:text-style-name="P2" draw:layer="layout" draw:type="curve" svg:x1="38.1cm" svg:y1="21.85cm" svg:x2="40cm" svg:y2="21.5cm" draw:start-shape="id7" draw:start-glue-point="1" draw:end-shape="id8" draw:end-glue-point="2" svg:d="M38100 21850c1267 0 1900-116 1900-350" svg:viewBox="0 0 1901 351">
          <text:p/>
        </draw:connector>
        <draw:custom-shape draw:style-name="gr5" draw:text-style-name="P2" xml:id="id9" draw:id="id9" draw:layer="layout" svg:width="19.8cm" svg:height="2cm" svg:x="34.9cm" svg:y="16.6cm">
          <text:p/>
          <draw:enhanced-geometry svg:viewBox="0 0 21600 21600" draw:type="rectangle" draw:enhanced-path="M 0 0 L 21600 0 21600 21600 0 21600 0 0 Z N"/>
        </draw:custom-shape>
        <draw:connector draw:style-name="gr6" draw:text-style-name="P2" draw:layer="layout" draw:type="curve" svg:x1="34.9cm" svg:y1="17.6cm" svg:x2="34.6cm" svg:y2="21.85cm" draw:start-shape="id9" draw:start-glue-point="3" draw:end-shape="id7" draw:end-glue-point="3" svg:d="M34900 17600c-1201 0-1051 4250-300 4250" svg:viewBox="0 0 884 4251">
          <text:p/>
        </draw:connector>
        <draw:custom-shape draw:style-name="gr5" draw:text-style-name="P2" xml:id="id8" draw:id="id8" draw:layer="layout" svg:width="2.2cm" svg:height="0.7cm" svg:x="38.9cm" svg:y="20.8cm">
          <text:p/>
          <draw:enhanced-geometry svg:viewBox="0 0 21600 21600" draw:type="rectangle" draw:enhanced-path="M 0 0 L 21600 0 21600 21600 0 21600 0 0 Z N"/>
        </draw:custom-shape>
        <draw:connector draw:style-name="gr6" draw:text-style-name="P2" draw:layer="layout" draw:type="curve" svg:x1="40cm" svg:y1="20.8cm" svg:x2="40.3cm" svg:y2="16.15cm" draw:start-shape="id8" draw:start-glue-point="0" draw:end-shape="id10" draw:end-glue-point="1" svg:d="M40000 20800c0-3225 401-2686 664-3043s387-1607-364-1607" svg:viewBox="0 0 869 4651">
          <text:p/>
        </draw:connector>
        <draw:frame draw:style-name="gr9" draw:text-style-name="P3" xml:id="id11" draw:id="id11" draw:layer="layout" svg:width="11.7cm" svg:height="2.584cm" svg:x="15.1cm" svg:y="19.216cm">
          <draw:text-box>
            <text:p><text:span text:style-name="T1">if we want to construct a different version of the log method for each class</text:span></text:p>
          </draw:text-box>
        </draw:frame>
        <draw:connector draw:style-name="gr7" draw:text-style-name="P2" draw:layer="layout" draw:type="curve" svg:x1="34cm" svg:y1="21.425cm" svg:x2="26.8cm" svg:y2="20.508cm" draw:start-shape="id6" draw:end-shape="id11" draw:end-glue-point="1" svg:d="M34000 21425c-5400 0-1800-917-7200-917" svg:viewBox="0 0 7201 918">
          <text:p/>
        </draw:connector>
        <draw:connector draw:style-name="gr7" draw:text-style-name="P2" draw:layer="layout" draw:type="curve" svg:x1="20.95cm" svg:y1="21.8cm" svg:x2="13cm" svg:y2="30.6cm" draw:start-shape="id11" draw:start-glue-point="2" draw:end-shape="id12" svg:d="M20950 21800c0 6600-7950 2200-7950 8800" svg:viewBox="0 0 7951 8801">
          <text:p/>
        </draw:connector>
        <draw:custom-shape draw:style-name="gr5" draw:text-style-name="P2" xml:id="id13" draw:id="id13" draw:layer="layout" svg:width="2.2cm" svg:height="0.7cm" svg:x="8.8cm" svg:y="37.9cm">
          <text:p/>
          <draw:enhanced-geometry svg:viewBox="0 0 21600 21600" draw:type="rectangle" draw:enhanced-path="M 0 0 L 21600 0 21600 21600 0 21600 0 0 Z N"/>
        </draw:custom-shape>
        <draw:custom-shape draw:style-name="gr5" draw:text-style-name="P2" xml:id="id14" draw:id="id14" draw:layer="layout" svg:width="2.4cm" svg:height="0.7cm" svg:x="11.2cm" svg:y="31.5cm">
          <text:p/>
          <draw:enhanced-geometry svg:viewBox="0 0 21600 21600" draw:type="rectangle" draw:enhanced-path="M 0 0 L 21600 0 21600 21600 0 21600 0 0 Z N"/>
        </draw:custom-shape>
        <draw:custom-shape draw:style-name="gr5" draw:text-style-name="P2" xml:id="id16" draw:id="id16" draw:layer="layout" svg:width="2.4cm" svg:height="0.7cm" svg:x="13.1cm" svg:y="33.6cm">
          <text:p/>
          <draw:enhanced-geometry svg:viewBox="0 0 21600 21600" draw:type="rectangle" draw:enhanced-path="M 0 0 L 21600 0 21600 21600 0 21600 0 0 Z N"/>
        </draw:custom-shape>
        <draw:connector draw:style-name="gr6" draw:text-style-name="P2" draw:layer="layout" draw:type="curve" svg:x1="11cm" svg:y1="38.25cm" svg:x2="12.4cm" svg:y2="32.2cm" draw:start-shape="id13" draw:start-glue-point="1" draw:end-shape="id14" draw:end-glue-point="2" svg:d="M11000 38250c934 0 1400-2016 1400-6050" svg:viewBox="0 0 1401 6051">
          <text:p/>
        </draw:connector>
        <draw:connector draw:style-name="gr6" draw:text-style-name="P2" draw:layer="layout" draw:type="curve" svg:x1="13.6cm" svg:y1="31.85cm" svg:x2="27cm" svg:y2="30.852cm" draw:start-shape="id14" draw:start-glue-point="1" draw:end-shape="id15" draw:end-glue-point="3" svg:d="M13600 31850c10051 0 3352-998 13400-998" svg:viewBox="0 0 13401 999">
          <text:p/>
        </draw:connector>
        <draw:frame draw:style-name="gr10" draw:text-style-name="P4" xml:id="id15" draw:id="id15" draw:layer="layout" svg:width="26.8cm" svg:height="3.095cm" svg:x="27cm" svg:y="29.305cm">
          <draw:text-box>
            <text:p><text:span text:style-name="T2">Block definitions create closures, allowing the context in which the block is defined to be carried forward and used when the block is used. In this case, we’re taking a value from a class-level method and using it in an instance method we’re defining. This is a common pattern when creating these kinds of class-level macros</text:span></text:p>
          </draw:text-box>
        </draw:frame>
        <draw:connector draw:style-name="gr6" draw:text-style-name="P2" draw:layer="layout" draw:type="curve" svg:x1="27cm" svg:y1="30.852cm" svg:x2="15.5cm" svg:y2="33.95cm" draw:start-shape="id15" draw:start-glue-point="3" draw:end-shape="id16" draw:end-glue-point="1" svg:d="M27000 30852c-8623 0-2874 3098-11500 3098" svg:viewBox="0 0 11501 3099">
          <text:p/>
        </draw:connector>
        <draw:frame draw:style-name="gr11" draw:text-style-name="P4" xml:id="id18" draw:id="id18" draw:layer="layout" svg:width="11.1cm" svg:height="4.517cm" svg:x="2.2cm" svg:y="22.083cm">
          <draw:text-box>
            <text:p><text:span text:style-name="T2">This takes the name of a method and a block, defining a method with the given name and with the block as the method body. Any arguments in the block definition become parameters to the method being defined</text:span></text:p>
          </draw:text-box>
        </draw:frame>
        <draw:custom-shape draw:style-name="gr5" draw:text-style-name="P2" xml:id="id17" draw:id="id17" draw:layer="layout" svg:width="4.3cm" svg:height="0.7cm" svg:x="5.6cm" svg:y="32.1cm">
          <text:p/>
          <draw:enhanced-geometry svg:viewBox="0 0 21600 21600" draw:type="rectangle" draw:enhanced-path="M 0 0 L 21600 0 21600 21600 0 21600 0 0 Z N"/>
        </draw:custom-shape>
        <draw:connector draw:style-name="gr6" draw:text-style-name="P2" draw:layer="layout" draw:type="curve" svg:x1="5.6cm" svg:y1="32.45cm" svg:x2="7.75cm" svg:y2="26.6cm" draw:start-shape="id17" draw:start-glue-point="3" draw:end-shape="id18" draw:end-glue-point="2" svg:d="M5600 32450c-751 0-626-1550 99-1982s2051 257 2051-3868" svg:viewBox="0 0 2658 5851">
          <text:p/>
        </draw:connector>
        <draw:frame draw:style-name="gr12" draw:text-style-name="P3" xml:id="id19" draw:id="id19" draw:layer="layout" svg:width="20.6cm" svg:height="3.881cm" svg:x="28.4cm" svg:y="37.773cm">
          <draw:text-box>
            <text:p><text:span text:style-name="T1">As well as passing parameters from the class method into the body of the method being defined, we can also use the parameter to determine the name of the method or methods to create</text:span></text:p>
            <text:p><text:span text:style-name="T1"/></text:p>
            <text:p><text:span text:style-name="T1">Here’s an example that creates a new kind of attr_accessor that logs all assignments to a given instance variable:</text:span></text:p>
          </draw:text-box>
        </draw:frame>
        <draw:connector draw:style-name="gr7" draw:text-style-name="P2" draw:layer="layout" draw:type="curve" svg:x1="21.3cm" svg:y1="38.546cm" svg:x2="28.4cm" svg:y2="39.713cm" draw:start-shape="id12" draw:start-glue-point="1" draw:end-shape="id19" draw:end-glue-point="3" svg:d="M21300 38546c5325 0 1775 1167 7100 1167" svg:viewBox="0 0 7101 1168">
          <text:p/>
        </draw:connector>
        <draw:connector draw:style-name="gr7" draw:text-style-name="P2" draw:layer="layout" draw:type="curve" svg:x1="38.7cm" svg:y1="41.654cm" svg:x2="39.75cm" svg:y2="45.6cm" draw:start-shape="id19" draw:start-glue-point="2" draw:end-shape="id20" draw:end-glue-point="0" svg:d="M38700 41654c0 2959 1050 987 1050 3946" svg:viewBox="0 0 1051 3947">
          <text:p/>
        </draw:connector>
        <draw:custom-shape draw:style-name="gr5" draw:text-style-name="P2" xml:id="id21" draw:id="id21" draw:layer="layout" svg:width="1.8cm" svg:height="0.7cm" svg:x="36.2cm" svg:y="53.6cm">
          <text:p/>
          <draw:enhanced-geometry svg:viewBox="0 0 21600 21600" draw:type="rectangle" draw:enhanced-path="M 0 0 L 21600 0 21600 21600 0 21600 0 0 Z N"/>
        </draw:custom-shape>
        <draw:custom-shape draw:style-name="gr5" draw:text-style-name="P2" xml:id="id22" draw:id="id22" draw:layer="layout" svg:width="1.6cm" svg:height="0.7cm" svg:x="38.5cm" svg:y="46.5cm">
          <text:p/>
          <draw:enhanced-geometry svg:viewBox="0 0 21600 21600" draw:type="rectangle" draw:enhanced-path="M 0 0 L 21600 0 21600 21600 0 21600 0 0 Z N"/>
        </draw:custom-shape>
        <draw:custom-shape draw:style-name="gr5" draw:text-style-name="P2" xml:id="id23" draw:id="id23" draw:layer="layout" svg:width="1.5cm" svg:height="0.7cm" svg:x="36.8cm" svg:y="47.2cm">
          <text:p/>
          <draw:enhanced-geometry svg:viewBox="0 0 21600 21600" draw:type="rectangle" draw:enhanced-path="M 0 0 L 21600 0 21600 21600 0 21600 0 0 Z N"/>
        </draw:custom-shape>
        <draw:custom-shape draw:style-name="gr5" draw:text-style-name="P2" xml:id="id24" draw:id="id24" draw:layer="layout" svg:width="1.5cm" svg:height="0.7cm" svg:x="38.7cm" svg:y="47.9cm">
          <text:p/>
          <draw:enhanced-geometry svg:viewBox="0 0 21600 21600" draw:type="rectangle" draw:enhanced-path="M 0 0 L 21600 0 21600 21600 0 21600 0 0 Z N"/>
        </draw:custom-shape>
        <draw:connector draw:style-name="gr6" draw:text-style-name="P2" draw:layer="layout" draw:type="curve" svg:x1="38cm" svg:y1="53.95cm" svg:x2="39.3cm" svg:y2="46.5cm" draw:start-shape="id21" draw:start-glue-point="1" draw:end-shape="id22" draw:end-glue-point="0" svg:d="M38000 53950c3901 0 3251-3976 2601-6026s-1301-2175-1301-1424" svg:viewBox="0 0 3093 7873">
          <text:p/>
        </draw:connector>
        <draw:connector draw:style-name="gr13" draw:text-style-name="P2" draw:layer="layout" draw:type="curve" svg:x1="39.3cm" svg:y1="47.2cm" svg:x2="38.3cm" svg:y2="47.55cm" draw:start-shape="id22" draw:start-glue-point="2" draw:end-shape="id23" draw:end-glue-point="1" svg:d="M39300 47200c0 234-333 350-1000 350" svg:viewBox="0 0 1001 351">
          <text:p/>
        </draw:connector>
        <draw:connector draw:style-name="gr13" draw:text-style-name="P2" draw:layer="layout" draw:type="curve" svg:x1="39.3cm" svg:y1="47.2cm" svg:x2="39.45cm" svg:y2="47.9cm" draw:start-shape="id22" draw:start-glue-point="2" draw:end-shape="id24" draw:end-glue-point="0" svg:d="M39300 47200c0 525 150 175 150 700" svg:viewBox="0 0 151 701">
          <text:p/>
        </draw:connector>
        <draw:frame draw:style-name="gr14" draw:text-style-name="P4" xml:id="id25" draw:id="id25" draw:layer="layout" svg:width="10.6cm" svg:height="3.806cm" svg:x="47.5cm" svg:y="43cm">
          <draw:text-box>
            <text:p><text:span text:style-name="T2">Again, we use the fact that the block defining the method body is a closure, accessing the</text:span></text:p>
            <text:p><text:span text:style-name="T2">name of the attribute in the log message string</text:span></text:p>
          </draw:text-box>
        </draw:frame>
        <draw:connector draw:style-name="gr6" draw:text-style-name="P2" draw:layer="layout" draw:type="curve" svg:x1="40.1cm" svg:y1="46.85cm" svg:x2="47.5cm" svg:y2="44.903cm" draw:start-shape="id22" draw:start-glue-point="1" draw:end-shape="id25" draw:end-glue-point="3" svg:d="M40100 46850c5551 0 1852-1947 7400-1947" svg:viewBox="0 0 7401 1948">
          <text:p/>
        </draw:connector>
        <draw:custom-shape draw:style-name="gr5" draw:text-style-name="P2" xml:id="id26" draw:id="id26" draw:layer="layout" svg:width="1.5cm" svg:height="0.7cm" svg:x="43.6cm" svg:y="48.6cm">
          <text:p/>
          <draw:enhanced-geometry svg:viewBox="0 0 21600 21600" draw:type="rectangle" draw:enhanced-path="M 0 0 L 21600 0 21600 21600 0 21600 0 0 Z N"/>
        </draw:custom-shape>
        <draw:custom-shape draw:style-name="gr5" draw:text-style-name="P2" xml:id="id27" draw:id="id27" draw:layer="layout" svg:width="1.5cm" svg:height="0.7cm" svg:x="41.6cm" svg:y="49.3cm">
          <text:p/>
          <draw:enhanced-geometry svg:viewBox="0 0 21600 21600" draw:type="rectangle" draw:enhanced-path="M 0 0 L 21600 0 21600 21600 0 21600 0 0 Z N"/>
        </draw:custom-shape>
        <draw:connector draw:style-name="gr6" draw:text-style-name="P2" draw:layer="layout" draw:type="curve" svg:x1="52.8cm" svg:y1="46.806cm" svg:x2="44.35cm" svg:y2="48.6cm" draw:start-shape="id25" draw:start-glue-point="2" draw:end-shape="id26" draw:end-glue-point="0" svg:d="M52800 46806c0 1345-8450 449-8450 1794" svg:viewBox="0 0 8451 1795">
          <text:p/>
        </draw:connector>
        <draw:connector draw:style-name="gr6" draw:text-style-name="P2" draw:layer="layout" draw:type="curve" svg:x1="52.8cm" svg:y1="46.806cm" svg:x2="42.35cm" svg:y2="50cm" draw:start-shape="id25" draw:start-glue-point="2" draw:end-shape="id27" draw:end-glue-point="2" svg:d="M52800 46806c0 5542-10450 3945-10450 3194" svg:viewBox="0 0 10451 3998">
          <text:p/>
        </draw:connector>
        <draw:frame draw:style-name="gr15" draw:text-style-name="P4" xml:id="id29" draw:id="id29" draw:layer="layout" svg:width="11.1cm" svg:height="3.806cm" svg:x="9.5cm" svg:y="47.5cm">
          <draw:text-box>
            <text:p><text:span text:style-name="T2">attr_reader is instance method of Module, and Class sunclass Module—we can call it inside our class method to define the reader method for our attribute</text:span></text:p>
          </draw:text-box>
        </draw:frame>
        <draw:custom-shape draw:style-name="gr5" draw:text-style-name="P2" xml:id="id28" draw:id="id28" draw:layer="layout" svg:width="3.1cm" svg:height="0.7cm" svg:x="33.5cm" svg:y="47.2cm">
          <text:p/>
          <draw:enhanced-geometry svg:viewBox="0 0 21600 21600" draw:type="rectangle" draw:enhanced-path="M 0 0 L 21600 0 21600 21600 0 21600 0 0 Z N"/>
        </draw:custom-shape>
        <draw:connector draw:style-name="gr6" draw:text-style-name="P2" draw:layer="layout" draw:type="curve" svg:x1="33.5cm" svg:y1="47.55cm" svg:x2="20.6cm" svg:y2="49.403cm" draw:start-shape="id28" draw:start-glue-point="3" draw:end-shape="id29" svg:d="M33500 47550c-9675 0-3225 1853-12900 1853" svg:viewBox="0 0 12901 1854">
          <text:p/>
        </draw:connector>
        <draw:frame draw:style-name="gr16" draw:text-style-name="P4" xml:id="id31" draw:id="id31" draw:layer="layout" svg:width="10.6cm" svg:height="1.673cm" svg:x="16.5cm" svg:y="51.727cm">
          <draw:text-box>
            <text:p><text:span text:style-name="T2">Sets the instance variable named by symbol to the given object</text:span></text:p>
          </draw:text-box>
        </draw:frame>
        <draw:custom-shape draw:style-name="gr5" draw:text-style-name="P2" xml:id="id30" draw:id="id30" draw:layer="layout" svg:width="6.2cm" svg:height="0.7cm" svg:x="33.7cm" svg:y="49.2cm">
          <text:p/>
          <draw:enhanced-geometry svg:viewBox="0 0 21600 21600" draw:type="rectangle" draw:enhanced-path="M 0 0 L 21600 0 21600 21600 0 21600 0 0 Z N"/>
        </draw:custom-shape>
        <draw:connector draw:style-name="gr6" draw:text-style-name="P2" draw:layer="layout" draw:type="curve" svg:x1="33.7cm" svg:y1="49.55cm" svg:x2="27.1cm" svg:y2="52.563cm" draw:start-shape="id30" draw:start-glue-point="3" draw:end-shape="id31" draw:end-glue-point="1" svg:d="M33700 49550c-4950 0-1650 3013-6600 3013" svg:viewBox="0 0 6601 3014">
          <text:p/>
        </draw:connector>
        <draw:frame draw:style-name="gr17" draw:text-style-name="P1" xml:id="id33" draw:id="id33" draw:layer="layout" svg:width="13.6cm" svg:height="10.315cm" svg:x="4.7cm" svg:y="59.4cm">
          <draw:text-box>
            <text:p>module AttrLogger</text:p>
            <text:p><text:s text:c="2"/>def attr_logger(name)</text:p>
            <text:p><text:s text:c="4"/>attr_reader name</text:p>
            <text:p><text:s text:c="4"/>define_method("#{name}=") do |val|</text:p>
            <text:p><text:s text:c="6"/>puts "Assigning #{val.inspect} to #{name}"</text:p>
            <text:p><text:s text:c="6"/>instance_variable_set("@#{name}", val)</text:p>
            <text:p><text:s text:c="4"/>end</text:p>
            <text:p><text:s text:c="2"/>end</text:p>
            <text:p>end</text:p>
            <text:p/>
            <text:p>class Example</text:p>
            <text:p><text:s text:c="2"/>extend AttrLogger</text:p>
            <text:p><text:s text:c="2"/>attr_logger :value</text:p>
            <text:p>end</text:p>
          </draw:text-box>
        </draw:frame>
        <draw:frame draw:style-name="gr18" draw:text-style-name="P3" xml:id="id32" draw:id="id32" draw:layer="layout" svg:width="15.2cm" svg:height="2.603cm" svg:x="2.6cm" svg:y="54.105cm">
          <draw:text-box>
            <text:p><text:span text:style-name="T1">But it is often inappropriate to use subclassing, either because we already have to subclass some other class or because our design aesthetic rebels against making Song a subclass of Logger</text:span></text:p>
          </draw:text-box>
        </draw:frame>
        <draw:connector draw:style-name="gr7" draw:text-style-name="P2" draw:layer="layout" draw:type="curve" svg:x1="32.5cm" svg:y1="54.613cm" svg:x2="17.8cm" svg:y2="55.406cm" draw:start-shape="id20" draw:start-glue-point="3" draw:end-shape="id32" svg:d="M32500 54613c-11025 0-3675 793-14700 793" svg:viewBox="0 0 14701 794">
          <text:p/>
        </draw:connector>
        <draw:connector draw:style-name="gr7" draw:text-style-name="P2" draw:layer="layout" draw:type="curve" svg:x1="10.2cm" svg:y1="56.708cm" svg:x2="11.5cm" svg:y2="59.4cm" draw:start-shape="id32" draw:start-glue-point="2" draw:end-shape="id33" svg:d="M10200 56708c0 2019 1300 673 1300 2692" svg:viewBox="0 0 1301 2693">
          <text:p/>
        </draw:connector>
        <draw:custom-shape draw:style-name="gr5" draw:text-style-name="P2" xml:id="id34" draw:id="id34" draw:layer="layout" svg:width="3.2cm" svg:height="0.7cm" svg:x="7.3cm" svg:y="67.5cm">
          <text:p/>
          <draw:enhanced-geometry svg:viewBox="0 0 21600 21600" draw:type="rectangle" draw:enhanced-path="M 0 0 L 21600 0 21600 21600 0 21600 0 0 Z N"/>
        </draw:custom-shape>
        <draw:custom-shape draw:style-name="gr5" draw:text-style-name="P2" xml:id="id35" draw:id="id35" draw:layer="layout" svg:width="3.1cm" svg:height="0.7cm" svg:x="7.1cm" svg:y="59.5cm">
          <text:p/>
          <draw:enhanced-geometry svg:viewBox="0 0 21600 21600" draw:type="rectangle" draw:enhanced-path="M 0 0 L 21600 0 21600 21600 0 21600 0 0 Z N"/>
        </draw:custom-shape>
        <draw:connector draw:style-name="gr6" draw:text-style-name="P2" draw:layer="layout" draw:type="curve" svg:x1="7.3cm" svg:y1="67.85cm" svg:x2="10.2cm" svg:y2="59.85cm" draw:start-shape="id34" draw:start-glue-point="3" draw:end-shape="id35" draw:end-glue-point="1" svg:d="M7300 67850c-751 0-501-4000 1450-4000s2201-4000 1450-4000" svg:viewBox="0 0 3683 8001">
          <text:p/>
        </draw:connector>
        <draw:frame draw:style-name="gr19" draw:text-style-name="P3" xml:id="id45" draw:id="id45" draw:layer="layout" svg:width="20.5cm" svg:height="2.106cm" svg:x="25cm" svg:y="66.094cm">
          <draw:text-box>
            <text:p><text:span text:style-name="T1">if you want to add both class methods and instance methods into the class being defined. Here’s one technique, used extensively in the implementation of Rails. </text:span></text:p>
          </draw:text-box>
        </draw:frame>
        <draw:frame draw:style-name="gr20" draw:text-style-name="P1" xml:id="id46" draw:id="id46" draw:layer="layout" svg:width="20.8cm" svg:height="30.113cm" svg:x="28.2cm" svg:y="71.827cm">
          <draw:text-box>
            <text:p>module GeneralLogger</text:p>
            <text:p><text:s text:c="2"/># Instance method to be added to any class that includes us</text:p>
            <text:p><text:s text:c="2"/>def log(msg)</text:p>
            <text:p><text:s text:c="4"/>puts Time.now.strftime("%H:%M: ") + msg</text:p>
            <text:p><text:s text:c="2"/>end</text:p>
            <text:p/>
            <text:p><text:s text:c="2"/># module containing class methods to be added</text:p>
            <text:p><text:s text:c="2"/>module ClassMethods</text:p>
            <text:p><text:s text:c="4"/>def attr_logger(name)</text:p>
            <text:p><text:s text:c="6"/>attr_reader name</text:p>
            <text:p><text:s text:c="6"/>define_method("#{name}=") do |val|</text:p>
            <text:p><text:s text:c="8"/>log "Assigning #{val.inspect} to #{name}"</text:p>
            <text:p><text:s text:c="8"/>instance_variable_set("@#{name}", val)</text:p>
            <text:p><text:s text:c="6"/>end</text:p>
            <text:p><text:s text:c="4"/>end</text:p>
            <text:p><text:s text:c="2"/>end</text:p>
            <text:p/>
            <text:p><text:s text:c="2"/># extend host class with class methods when we're included</text:p>
            <text:p><text:s text:c="2"/>def self.included(host_class)</text:p>
            <text:p><text:s text:c="4"/>host_class.extend(ClassMethods)</text:p>
            <text:p><text:s text:c="2"/>end</text:p>
            <text:p/>
            <text:p>end</text:p>
            <text:p/>
            <text:p>class Example</text:p>
            <text:p><text:s text:c="2"/>include GeneralLogger</text:p>
            <text:p><text:s text:c="2"/>attr_logger :value</text:p>
            <text:p>end</text:p>
            <text:p/>
            <text:p>ex = Example.new</text:p>
            <text:p>ex.log("New example created")</text:p>
            <text:p>ex.value = 123</text:p>
            <text:p>puts "Value is #{ex.value}"</text:p>
            <text:p>ex.value = "cat"</text:p>
            <text:p>puts "Value is #{ex.value}"</text:p>
            <text:p/>
            <text:p>produces:</text:p>
            <text:p>12:31: New example created</text:p>
            <text:p>12:31: Assigning 123 to value</text:p>
            <text:p>Value is 123</text:p>
            <text:p>12:31: Assigning "cat" to value</text:p>
            <text:p>Value is cat</text:p>
          </draw:text-box>
        </draw:frame>
        <draw:frame draw:style-name="gr21" draw:text-style-name="P4" xml:id="id40" draw:id="id40" draw:layer="layout" svg:width="18.7cm" svg:height="2.384cm" svg:x="4.1cm" svg:y="85.816cm">
          <draw:text-box>
            <text:p><text:span text:style-name="T2">It makes use of a Ruby hook method, included , which is called automatically by Ruby when you include a module into a class. It is passed the class object of the class being defined</text:span></text:p>
          </draw:text-box>
        </draw:frame>
        <draw:custom-shape draw:style-name="gr5" draw:text-style-name="P2" xml:id="id47" draw:id="id47" draw:layer="layout" svg:width="4.3cm" svg:height="0.7cm" svg:x="31cm" svg:y="90.3cm">
          <text:p/>
          <draw:enhanced-geometry svg:viewBox="0 0 21600 21600" draw:mirror-horizontal="false" draw:mirror-vertical="false" draw:type="rectangle" draw:enhanced-path="M 0 0 L 21600 0 21600 21600 0 21600 0 0 Z N"/>
        </draw:custom-shape>
        <draw:custom-shape draw:style-name="gr5" draw:text-style-name="P2" xml:id="id48" draw:id="id48" draw:layer="layout" svg:width="4.3cm" svg:height="0.8cm" svg:x="30.6cm" svg:y="71.9cm">
          <text:p/>
          <draw:enhanced-geometry svg:viewBox="0 0 21600 21600" draw:type="rectangle" draw:enhanced-path="M 0 0 L 21600 0 21600 21600 0 21600 0 0 Z N"/>
        </draw:custom-shape>
        <draw:custom-shape draw:style-name="gr5" draw:text-style-name="P2" xml:id="id36" draw:id="id36" draw:layer="layout" svg:width="2.6cm" svg:height="0.8cm" svg:x="30cm" svg:y="89.4cm">
          <text:p/>
          <draw:enhanced-geometry svg:viewBox="0 0 21600 21600" draw:type="rectangle" draw:enhanced-path="M 0 0 L 21600 0 21600 21600 0 21600 0 0 Z N"/>
        </draw:custom-shape>
        <draw:custom-shape draw:style-name="gr5" draw:text-style-name="P2" xml:id="id37" draw:id="id37" draw:layer="layout" svg:width="3cm" svg:height="0.4cm" svg:x="33.6cm" svg:y="85.1cm">
          <text:p/>
          <draw:enhanced-geometry svg:viewBox="0 0 21600 21600" draw:type="rectangle" draw:enhanced-path="M 0 0 L 21600 0 21600 21600 0 21600 0 0 Z N"/>
        </draw:custom-shape>
        <draw:custom-shape draw:style-name="gr5" draw:text-style-name="P2" xml:id="id38" draw:id="id38" draw:layer="layout" svg:width="3.1cm" svg:height="0.5cm" svg:x="29.1cm" svg:y="85.8cm">
          <text:p/>
          <draw:enhanced-geometry svg:viewBox="0 0 21600 21600" draw:type="rectangle" draw:enhanced-path="M 0 0 L 21600 0 21600 21600 0 21600 0 0 Z N"/>
        </draw:custom-shape>
        <draw:custom-shape draw:style-name="gr5" draw:text-style-name="P2" xml:id="id41" draw:id="id41" draw:layer="layout" svg:width="4cm" svg:height="0.5cm" svg:x="34.5cm" svg:y="85.8cm">
          <text:p/>
          <draw:enhanced-geometry svg:viewBox="0 0 21600 21600" draw:type="rectangle" draw:enhanced-path="M 0 0 L 21600 0 21600 21600 0 21600 0 0 Z N"/>
        </draw:custom-shape>
        <draw:custom-shape draw:style-name="gr5" draw:text-style-name="P2" xml:id="id42" draw:id="id42" draw:layer="layout" svg:width="4.1cm" svg:height="0.7cm" svg:x="31cm" svg:y="76.9cm">
          <text:p/>
          <draw:enhanced-geometry svg:viewBox="0 0 21600 21600" draw:type="rectangle" draw:enhanced-path="M 0 0 L 21600 0 21600 21600 0 21600 0 0 Z N"/>
        </draw:custom-shape>
        <draw:connector draw:style-name="gr6" draw:text-style-name="P2" draw:layer="layout" draw:type="curve" svg:x1="32.6cm" svg:y1="89.8cm" svg:x2="36.6cm" svg:y2="85.3cm" draw:start-shape="id36" draw:start-glue-point="1" draw:end-shape="id37" draw:end-glue-point="1" svg:d="M32600 89800c6751 0 4751-4500 4000-4500" svg:viewBox="0 0 4868 4501">
          <text:p/>
        </draw:connector>
        <draw:connector draw:style-name="gr6" draw:text-style-name="P2" draw:layer="layout" draw:type="curve" svg:x1="35.1cm" svg:y1="85.5cm" svg:x2="32.2cm" svg:y2="86.05cm" draw:start-shape="id37" draw:start-glue-point="2" draw:end-shape="id38" svg:d="M35100 85500c0 367-966 550-2900 550" svg:viewBox="0 0 2901 551">
          <text:p/>
        </draw:connector>
        <draw:custom-shape draw:style-name="gr5" draw:text-style-name="P2" xml:id="id39" draw:id="id39" draw:layer="layout" svg:width="3.5cm" svg:height="0.4cm" svg:x="29.8cm" svg:y="85.1cm">
          <text:p/>
          <draw:enhanced-geometry svg:viewBox="0 0 21600 21600" draw:type="rectangle" draw:enhanced-path="M 0 0 L 21600 0 21600 21600 0 21600 0 0 Z N"/>
        </draw:custom-shape>
        <draw:connector draw:style-name="gr6" draw:text-style-name="P2" draw:layer="layout" draw:type="curve" svg:x1="29.8cm" svg:y1="85.3cm" svg:x2="22.8cm" svg:y2="87.008cm" draw:start-shape="id39" draw:start-glue-point="3" draw:end-shape="id40" svg:d="M29800 85300c-5250 0-1750 1708-7000 1708" svg:viewBox="0 0 7001 1709">
          <text:p/>
        </draw:connector>
        <draw:connector draw:style-name="gr6" draw:text-style-name="P2" draw:layer="layout" draw:type="curve" svg:x1="38.5cm" svg:y1="86.05cm" svg:x2="35.1cm" svg:y2="77.25cm" draw:start-shape="id41" draw:start-glue-point="1" draw:end-shape="id42" draw:end-glue-point="1" svg:d="M38500 86050c751 0 2451-8800-3400-8800" svg:viewBox="0 0 4220 8801">
          <text:p/>
        </draw:connector>
        <draw:custom-shape draw:style-name="gr5" draw:text-style-name="P2" xml:id="id43" draw:id="id43" draw:layer="layout" svg:width="1cm" svg:height="0.5cm" svg:x="29.8cm" svg:y="79.9cm">
          <text:p/>
          <draw:enhanced-geometry svg:viewBox="0 0 21600 21600" draw:type="rectangle" draw:enhanced-path="M 0 0 L 21600 0 21600 21600 0 21600 0 0 Z N"/>
        </draw:custom-shape>
        <draw:custom-shape draw:style-name="gr5" draw:text-style-name="P2" xml:id="id44" draw:id="id44" draw:layer="layout" svg:width="1cm" svg:height="0.7cm" svg:x="29.7cm" svg:y="73.4cm">
          <text:p/>
          <draw:enhanced-geometry svg:viewBox="0 0 21600 21600" draw:type="rectangle" draw:enhanced-path="M 0 0 L 21600 0 21600 21600 0 21600 0 0 Z N"/>
        </draw:custom-shape>
        <draw:connector draw:style-name="gr6" draw:text-style-name="P2" draw:layer="layout" draw:type="curve" draw:line-skew="-2.124cm" svg:x1="29.8cm" svg:y1="80.15cm" svg:x2="29.7cm" svg:y2="73.75cm" draw:start-shape="id43" draw:start-glue-point="3" draw:end-shape="id44" draw:end-glue-point="3" svg:d="M29800 80150c-4087 0-4037-6400-100-6400" svg:viewBox="0 0 3060 6401">
          <text:p/>
        </draw:connector>
        <draw:connector draw:style-name="gr7" draw:text-style-name="P2" draw:layer="layout" draw:type="curve" svg:x1="18.3cm" svg:y1="64.557cm" svg:x2="25cm" svg:y2="67.147cm" draw:start-shape="id33" draw:start-glue-point="1" draw:end-shape="id45" svg:d="M18300 64557c5025 0 1675 2590 6700 2590" svg:viewBox="0 0 6701 2591">
          <text:p/>
        </draw:connector>
        <draw:connector draw:style-name="gr7" draw:text-style-name="P2" draw:layer="layout" draw:type="curve" svg:x1="35.25cm" svg:y1="68.2cm" svg:x2="38.6cm" svg:y2="71.827cm" draw:start-shape="id45" draw:start-glue-point="2" draw:end-shape="id46" draw:end-glue-point="0" svg:d="M35250 68200c0 2721 3350 908 3350 3627" svg:viewBox="0 0 3351 3628">
          <text:p/>
        </draw:connector>
        <draw:connector draw:style-name="gr6" draw:text-style-name="P5" draw:layer="layout" draw:type="curve" draw:line-skew="7.449cm" svg:x1="35.3cm" svg:y1="90.65cm" svg:x2="34.9cm" svg:y2="72.3cm" draw:start-shape="id47" draw:start-glue-point="1" draw:end-shape="id48" draw:end-glue-point="1" svg:d="M35300 90650c11925 0 12125-18350-400-18350" svg:viewBox="0 0 9370 183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105.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2T11:55:03.815000000</meta:creation-date>
    <dc:date>2015-05-02T17:12:50.650000000</dc:date>
    <meta:editing-duration>PT3H43M27S</meta:editing-duration>
    <meta:editing-cycles>16</meta:editing-cycles>
    <meta:generator>LibreOffice/4.2.6.2$Windows_x86 LibreOffice_project/185f2ce4dcc34af9bd97dec29e6d42c39557298f</meta:generator>
    <meta:document-statistic meta:object-count="82"/>
  </office:meta>
</office:document-meta>
</file>